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25-04-10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448" calcext:value-type="float">
            <text:p>92.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24-10-0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75224" calcext:value-type="float">
            <text:p>94.3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24-04-17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92016" calcext:value-type="float">
            <text:p>93.0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23-10-11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18" calcext:value-type="float">
            <text:p>94.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23-05-03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5504" calcext:value-type="float">
            <text:p>92.8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22-10-12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9296" calcext:value-type="float">
            <text:p>94.1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22-04-19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92144" calcext:value-type="float">
            <text:p>92.5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21-10-14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64456" calcext:value-type="float">
            <text:p>93.5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21-04-07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31896" calcext:value-type="float">
            <text:p>92.1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20-10-06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48632" calcext:value-type="float">
            <text:p>93.4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20-04-2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58744" calcext:value-type="float">
            <text:p>92.0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19-10-02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3288" calcext:value-type="float">
            <text:p>93.3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19-04-09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61792" calcext:value-type="float">
            <text:p>92.0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18-10-11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1368" calcext:value-type="float">
            <text:p>93.2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18-04-10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22752" calcext:value-type="float">
            <text:p>92.1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17-10-11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1824" calcext:value-type="float">
            <text:p>93.8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17-04-04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1016" calcext:value-type="float">
            <text:p>92.7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16-10-12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3432" calcext:value-type="float">
            <text:p>93.7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16-04-20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344" calcext:value-type="float">
            <text:p>92.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15-10-07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9216" calcext:value-type="float">
            <text:p>93.5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15-04-14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6296" calcext:value-type="float">
            <text:p>92.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14-10-02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788" calcext:value-type="float">
            <text:p>93.5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14-04-02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92984" calcext:value-type="float">
            <text:p>91.6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13-11-04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1328" calcext:value-type="float">
            <text:p>92.9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13-04-11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5032" calcext:value-type="float">
            <text:p>91.3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12-10-04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9784" calcext:value-type="float">
            <text:p>92.7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12-04-09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3112" calcext:value-type="float">
            <text:p>91.1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11-10-04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1768" calcext:value-type="float">
            <text:p>92.6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11-04-20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808" calcext:value-type="float">
            <text:p>91.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10-10-05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5776" calcext:value-type="float">
            <text:p>92.6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10-04-2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14448" calcext:value-type="float">
            <text:p>91.2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09-10-07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9928" calcext:value-type="float">
            <text:p>93.1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0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7704" calcext:value-type="float">
            <text:p>91.3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08-09-30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2288" calcext:value-type="float">
            <text:p>92.9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08-04-24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0272" calcext:value-type="float">
            <text:p>91.3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07-09-26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6592" calcext:value-type="float">
            <text:p>92.3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07-04-26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3824" calcext:value-type="float">
            <text:p>90.7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06-10-03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07968" calcext:value-type="float">
            <text:p>92.7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06-04-24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14448" calcext:value-type="float">
            <text:p>91.2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05-10-04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6776" calcext:value-type="float">
            <text:p>92.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05-04-26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83968" calcext:value-type="float">
            <text:p>91.1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04-10-18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70352" calcext:value-type="float">
            <text:p>91.9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04-04-14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3176" calcext:value-type="float">
            <text:p>90.9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03-10-09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9352" calcext:value-type="float">
            <text:p>91.5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03-07-1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9896" calcext:value-type="float">
            <text:p>91.3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03-03-0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596" calcext:value-type="float">
            <text:p>89.5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0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0552" calcext:value-type="float">
            <text:p>89.7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02-04-0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3208" calcext:value-type="float">
            <text:p>88.9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01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3896" calcext:value-type="float">
            <text:p>89.0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0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9288" calcext:value-type="float">
            <text:p>88.0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0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2792" calcext:value-type="float">
            <text:p>88.6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2000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2632" calcext:value-type="float">
            <text:p>87.3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99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056" calcext:value-type="float">
            <text:p>88.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9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6264" calcext:value-type="float">
            <text:p>87.4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98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0184" calcext:value-type="float">
            <text:p>88.3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98-03-1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9896" calcext:value-type="float">
            <text:p>87.5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97-07-0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8992" calcext:value-type="float">
            <text:p>88.7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97-03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9936" calcext:value-type="float">
            <text:p>87.8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96-07-19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7152" calcext:value-type="float">
            <text:p>89.2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9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6296" calcext:value-type="float">
            <text:p>89.2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94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8152" calcext:value-type="float">
            <text:p>89.6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94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8096" calcext:value-type="float">
            <text:p>88.3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93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8528" calcext:value-type="float">
            <text:p>89.5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93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1664" calcext:value-type="float">
            <text:p>88.7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9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4544" calcext:value-type="float">
            <text:p>88.9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9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0584" calcext:value-type="float">
            <text:p>87.7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91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6472" calcext:value-type="float">
            <text:p>87.5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91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8896" calcext:value-type="float">
            <text:p>87.1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90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6136" calcext:value-type="float">
            <text:p>87.9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9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6656" calcext:value-type="float">
            <text:p>88.3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90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2176" calcext:value-type="float">
            <text:p>86.7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8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9232" calcext:value-type="float">
            <text:p>86.8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89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8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5832" calcext:value-type="float">
            <text:p>86.2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87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0504" calcext:value-type="float">
            <text:p>87.0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85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9608" calcext:value-type="float">
            <text:p>86.7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8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9984" calcext:value-type="float">
            <text:p>86.7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84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392" calcext:value-type="float">
            <text:p>88.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83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9768" calcext:value-type="float">
            <text:p>88.0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82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3544" calcext:value-type="float">
            <text:p>88.5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81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3296" calcext:value-type="float">
            <text:p>88.0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81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9056" calcext:value-type="float">
            <text:p>88.4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8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1016" calcext:value-type="float">
            <text:p>88.9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81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4128" calcext:value-type="float">
            <text:p>88.6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8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96" calcext:value-type="float">
            <text:p>88.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81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6888" calcext:value-type="float">
            <text:p>87.8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80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2752" calcext:value-type="float">
            <text:p>88.3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8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472" calcext:value-type="float">
            <text:p>87.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79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2856" calcext:value-type="float">
            <text:p>88.3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7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6552" calcext:value-type="float">
            <text:p>88.2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7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3968" calcext:value-type="float">
            <text:p>87.3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76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468" calcext:value-type="float">
            <text:p>86.9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76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9192" calcext:value-type="float">
            <text:p>86.4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7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0152" calcext:value-type="float">
            <text:p>86.5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74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752" calcext:value-type="float">
            <text:p>86.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73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2072" calcext:value-type="float">
            <text:p>86.6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72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4472" calcext:value-type="float">
            <text:p>86.8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71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8312" calcext:value-type="float">
            <text:p>87.0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70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804" calcext:value-type="float">
            <text:p>87.1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69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808" calcext:value-type="float">
            <text:p>87.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6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" calcext:value-type="float">
            <text:p>87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6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6184" calcext:value-type="float">
            <text:p>86.8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6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3048" calcext:value-type="float">
            <text:p>87.6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66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0648" calcext:value-type="float">
            <text:p>87.4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6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8896" calcext:value-type="float">
            <text:p>87.1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6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5536" calcext:value-type="float">
            <text:p>86.9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62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6408" calcext:value-type="float">
            <text:p>87.8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60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2552" calcext:value-type="float">
            <text:p>86.7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60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4808" calcext:value-type="float">
            <text:p>86.4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59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6056" calcext:value-type="float">
            <text:p>87.3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59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9688" calcext:value-type="float">
            <text:p>87.4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59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084" calcext:value-type="float">
            <text:p>86.7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5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1592" calcext:value-type="float">
            <text:p>86.6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58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6808" calcext:value-type="float">
            <text:p>87.2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5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2736" calcext:value-type="float">
            <text:p>87.4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58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1632" calcext:value-type="float">
            <text:p>86.9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5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8752" calcext:value-type="float">
            <text:p>86.7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5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1128" calcext:value-type="float">
            <text:p>87.5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5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3528" calcext:value-type="float">
            <text:p>87.6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57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704" calcext:value-type="float">
            <text:p>86.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57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6872" calcext:value-type="float">
            <text:p>86.9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5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1776" calcext:value-type="float">
            <text:p>87.3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5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524" calcext:value-type="float">
            <text:p>87.6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56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6288" calcext:value-type="float">
            <text:p>86.8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56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2072" calcext:value-type="float">
            <text:p>86.6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55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4576" calcext:value-type="float">
            <text:p>86.9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5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6456" calcext:value-type="float">
            <text:p>86.7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54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5872" calcext:value-type="float">
            <text:p>86.6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5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3928" calcext:value-type="float">
            <text:p>87.0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54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5976" calcext:value-type="float">
            <text:p>86.6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5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5248" calcext:value-type="float">
            <text:p>86.1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54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9528" calcext:value-type="float">
            <text:p>86.1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53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6416" calcext:value-type="float">
            <text:p>86.3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53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6144" calcext:value-type="float">
            <text:p>86.4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53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8" calcext:value-type="float">
            <text:p>86.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53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6768" calcext:value-type="float">
            <text:p>86.9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53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6768" calcext:value-type="float">
            <text:p>86.9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53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1152" calcext:value-type="float">
            <text:p>86.9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53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8208" calcext:value-type="float">
            <text:p>87.0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53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7352" calcext:value-type="float">
            <text:p>87.0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5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9064" calcext:value-type="float">
            <text:p>86.9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53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088" calcext:value-type="float">
            <text:p>87.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53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8688" calcext:value-type="float">
            <text:p>87.0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53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04" calcext:value-type="float">
            <text:p>87.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5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8208" calcext:value-type="float">
            <text:p>87.0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5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468" calcext:value-type="float">
            <text:p>86.9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53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6288" calcext:value-type="float">
            <text:p>86.8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444112322101</text:p>
          </table:table-cell>
          <table:table-cell office:value-type="string" calcext:value-type="string">
            <text:p>05N 33E 23DDA1 <text:s text:c="14"/>USGS 32</text:p>
          </table:table-cell>
          <table:table-cell office:value-type="string" calcext:value-type="string">
            <text:p>195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752" calcext:value-type="float">
            <text:p>86.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30" meta:object-count="0"/>
    <meta:user-defined meta:name="AppVersion">3.0</meta:user-defined>
  </office:meta>
</office:document-meta>
</file>